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78a" officeooo:paragraph-rsid="0018a78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57ab8" officeooo:paragraph-rsid="00557ab8" style:font-weight-asian="bold" style:font-weight-complex="bold"/>
    </style:style>
    <style:style style:name="P3" style:family="paragraph" style:parent-style-name="Standard">
      <style:text-properties officeooo:rsid="001e1258" officeooo:paragraph-rsid="001e1258"/>
    </style:style>
    <style:style style:name="P4" style:family="paragraph" style:parent-style-name="Standard">
      <style:text-properties officeooo:rsid="001e1258" officeooo:paragraph-rsid="002eb485"/>
    </style:style>
    <style:style style:name="P5" style:family="paragraph" style:parent-style-name="Standard">
      <style:text-properties officeooo:rsid="00557ab8" officeooo:paragraph-rsid="00557ab8"/>
    </style:style>
    <style:style style:name="P6" style:family="paragraph" style:parent-style-name="Standard">
      <style:text-properties officeooo:rsid="025cef32" officeooo:paragraph-rsid="025cef32"/>
    </style:style>
    <style:style style:name="P7" style:family="paragraph" style:parent-style-name="Standard">
      <style:text-properties officeooo:rsid="025d7192" officeooo:paragraph-rsid="025cef32"/>
    </style:style>
    <style:style style:name="P8" style:family="paragraph" style:parent-style-name="Standard">
      <style:text-properties officeooo:rsid="025d7192" officeooo:paragraph-rsid="025d7192"/>
    </style:style>
    <style:style style:name="P9" style:family="paragraph" style:parent-style-name="Standard">
      <style:text-properties fo:font-weight="bold" officeooo:rsid="02607d3d" officeooo:paragraph-rsid="02607d3d" style:font-weight-asian="bold" style:font-weight-complex="bold"/>
    </style:style>
    <style:style style:name="P10" style:family="paragraph" style:parent-style-name="Standard">
      <style:text-properties fo:font-weight="normal" officeooo:rsid="02607d3d" officeooo:paragraph-rsid="02607d3d" style:font-weight-asian="normal" style:font-weight-complex="normal"/>
    </style:style>
    <style:style style:name="P11" style:family="paragraph" style:parent-style-name="Standard">
      <style:text-properties officeooo:rsid="026e1aed" officeooo:paragraph-rsid="026e1aed"/>
    </style:style>
    <style:style style:name="P12" style:family="paragraph" style:parent-style-name="Text_20_body">
      <style:text-properties officeooo:paragraph-rsid="026538fd"/>
    </style:style>
    <style:style style:name="P13" style:family="paragraph" style:parent-style-name="Heading_20_1">
      <style:text-properties fo:font-weight="bold" officeooo:rsid="02607d3d" officeooo:paragraph-rsid="026538fd" style:font-weight-asian="bold" style:font-weight-complex="bol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fo:font-size="12pt" style:font-size-asian="12pt" style:font-size-complex="12pt"/>
    </style:style>
    <style:style style:name="P16" style:family="paragraph" style:parent-style-name="Heading_20_2">
      <style:text-properties fo:font-size="12pt" officeooo:rsid="025d7192" officeooo:paragraph-rsid="025d7192" style:font-size-asian="12pt" style:font-size-complex="12pt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26538fd" style:font-size-asian="14pt" style:font-size-complex="14pt"/>
    </style:style>
    <style:style style:name="T3" style:family="text">
      <style:text-properties fo:font-size="14pt" fo:font-weight="normal" officeooo:rsid="026538fd" style:font-size-asian="14pt" style:font-weight-asian="normal" style:font-size-complex="14pt" style:font-weight-complex="normal"/>
    </style:style>
    <style:style style:name="T4" style:family="text">
      <style:text-properties officeooo:rsid="025e70af"/>
    </style:style>
    <style:style style:name="T5" style:family="text">
      <style:text-properties officeooo:rsid="026538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>GERÊNCIA DE CONFIGURAÇÃO</text:p>
      <text:p text:style-name="P5"/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8"><text:a xlink:type="simple" xlink:href="#__RefHeading___Toc106_1324565011" text:style-name="Index_20_Link" text:visited-style-name="Index_20_Link">1. Introdução<text:tab/>2</text:a></text:p>
          <text:p text:style-name="P17"><text:a xlink:type="simple" xlink:href="#__RefHeading___Toc108_1324565011" text:style-name="Index_20_Link" text:visited-style-name="Index_20_Link">1.1 Contexto<text:tab/>2</text:a></text:p>
          <text:p text:style-name="P17"><text:a xlink:type="simple" xlink:href="#__RefHeading___Toc229_248742432" text:style-name="Index_20_Link" text:visited-style-name="Index_20_Link">1.2 Arquitetura<text:tab/>2</text:a></text:p>
          <text:p text:style-name="P17"><text:a xlink:type="simple" xlink:href="#__RefHeading___Toc231_248742432" text:style-name="Index_20_Link" text:visited-style-name="Index_20_Link">1.3 Infraestrutura<text:tab/>2</text:a></text:p>
          <text:p text:style-name="P18"><text:a xlink:type="simple" xlink:href="#__RefHeading___Toc233_248742432" text:style-name="Index_20_Link" text:visited-style-name="Index_20_Link">2. Git<text:tab/>3</text:a></text:p>
        </text:index-body>
      </text:table-of-content>
      <text:p text:style-name="P1"/>
      <text:p text:style-name="P1"/>
      <text:p text:style-name="P1"/>
      <text:p text:style-name="P1"/>
      <text:h text:style-name="P14" text:outline-level="1"><text:bookmark-start text:name="__RefHeading___Toc106_1324565011"/><text:span text:style-name="T1">1. Introdução</text:span><text:bookmark-end text:name="__RefHeading___Toc106_1324565011"/></text:h>
      <text:h text:style-name="P15" text:outline-level="2"><text:bookmark-start text:name="__RefHeading___Toc108_1324565011"/>1.1 Contexto<text:bookmark-end text:name="__RefHeading___Toc108_1324565011"/></text:h>
      <text:p text:style-name="P1"/>
      <text:p text:style-name="P6">A vinícola Concha Y Oro...</text:p>
      <text:p text:style-name="P7"/>
      <text:h text:style-name="P16" text:outline-level="2"><text:bookmark-start text:name="__RefHeading___Toc229_248742432"/>1.2 <text:s/>Arquitetura<text:bookmark-end text:name="__RefHeading___Toc229_248742432"/></text:h>
      <text:p text:style-name="P8">Backend Java/JPA</text:p>
      <text:p text:style-name="P11">REST</text:p>
      <text:p text:style-name="P8">Frontend: Angular</text:p>
      <text:p text:style-name="P8">Tomcat + Mysql</text:p>
      <text:p text:style-name="P8"/>
      <text:h text:style-name="P16" text:outline-level="2"><text:bookmark-start text:name="__RefHeading___Toc231_248742432"/>1.3 <text:s/>Infraestrutura<text:bookmark-end text:name="__RefHeading___Toc231_248742432"/></text:h>
      <text:p text:style-name="P8"/>
      <text:p text:style-name="P8"><text:span text:style-name="T4">D</text:span>ocker</text:p>
      <text:p text:style-name="P4"/>
      <text:p text:style-name="P3"/>
      <text:h text:style-name="P15" text:outline-level="2">1.4 Tarefas</text:h>
      <text:p text:style-name="P9"/>
      <text:p text:style-name="P10">- Implantação: publicar v1 em produção</text:p>
      <text:p text:style-name="P10">- Evolução: fazer mudança e publicar v2 em produção</text:p>
      <text:p text:style-name="P10">- Defeito: </text:p>
      <text:p text:style-name="P10">- Novo cliente:</text:p>
      <text:p text:style-name="P10"/>
      <text:p text:style-name="P10">Ocorrências "na minha máquina funciona":</text:p>
      <text:p text:style-name="P10">- versões diferentes</text:p>
      <text:p text:style-name="P10">- problema de biblioteca</text:p>
      <text:p text:style-name="P10">- problema em configuração de ambiente</text:p>
      <text:p text:style-name="P10">- problema de banco</text:p>
      <text:p text:style-name="P10"/>
      <text:p text:style-name="P10">V0:</text:p>
      <text:p text:style-name="P10">- processo manual (sem ferramentas)</text:p>
      <text:p text:style-name="P10">- bibliotecas juntas do código-fonte</text:p>
      <text:p text:style-name="P10">- sem gerência de configuração de banco</text:p>
      <text:p text:style-name="P10">- configurações juntas do código-fonte</text:p>
      <text:p text:style-name="P10">- sem repositório + sem identificação de versão</text:p>
      <text:p text:style-name="P10"/>
      <text:p text:style-name="P10">Incrementos</text:p>
      <text:p text:style-name="P10">v0- tudo manual (inclusive ambiente)</text:p>
      <text:p text:style-name="P10">v1- tudo manual</text:p>
      <text:p text:style-name="P10">v2- git + maven</text:p>
      <text:p text:style-name="P10">v3- Nexus (retirar libs - pode ser útil para "na minha máquina funciona")</text:p>
      <text:p text:style-name="P10">v4- Jenkins</text:p>
      <text:p text:style-name="P10">v5- testes de unidade</text:p>
      <text:p text:style-name="P10">V6- Sonar</text:p>
      <text:p text:style-name="P10">v7- versionamento banco</text:p>
      <text:p text:style-name="P10">v8- testes de integração</text:p>
      <text:p text:style-name="P10"><text:soft-page-break/>v9- versionamento de configurações</text:p>
      <text:h text:style-name="P13" text:outline-level="1"><text:bookmark-start text:name="__RefHeading___Toc233_248742432"/><text:span text:style-name="T2">2</text:span><text:span text:style-name="T1">. </text:span><text:span text:style-name="T2">Git</text:span><text:bookmark-end text:name="__RefHeading___Toc233_248742432"/></text:h>
      <text:p text:style-name="P12"><text:span text:style-name="T3"/></text:p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21:16.676241416</meta:creation-date>
    <dc:date>2018-02-17T10:00:41.535351221</dc:date>
    <meta:editing-duration>PT23H38M40S</meta:editing-duration>
    <meta:editing-cycles>530</meta:editing-cycles>
    <meta:generator>LibreOffice/5.1.6.2$Linux_X86_64 LibreOffice_project/10m0$Build-2</meta:generator>
    <meta:document-statistic meta:table-count="0" meta:image-count="0" meta:object-count="0" meta:page-count="3" meta:paragraph-count="45" meta:word-count="163" meta:character-count="991" meta:non-whitespace-character-count="870"/>
  </office:meta>
</office:document-meta>
</file>